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12C0000012C01E60CCCCE79425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952cm" svg:height="5.952cm" svg:x="7.962cm" svg:y="12.161cm">
          <draw:image xlink:href="Pictures/100000000000012C0000012C01E60CCCCE79425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7T13:57:11.425484240</meta:creation-date>
    <dc:date>2018-05-07T13:57:40.289004063</dc:date>
    <meta:editing-duration>PT29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